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8890" officeooo:paragraph-rsid="00078890" style:font-size-asian="16pt" style:font-size-complex="16pt"/>
    </style:style>
    <style:style style:name="P2" style:family="paragraph" style:parent-style-name="Standard">
      <style:text-properties fo:font-size="16pt" officeooo:rsid="00078890" officeooo:paragraph-rsid="000a7385" style:font-size-asian="16pt" style:font-size-complex="16pt"/>
    </style:style>
    <style:style style:name="P3" style:family="paragraph" style:parent-style-name="Standard">
      <style:text-properties fo:font-size="16pt" officeooo:rsid="00078890" officeooo:paragraph-rsid="000fe37e" style:font-size-asian="16pt" style:font-size-complex="16pt"/>
    </style:style>
    <style:style style:name="P4" style:family="paragraph" style:parent-style-name="Standard">
      <style:text-properties fo:font-size="16pt" officeooo:rsid="00078890" officeooo:paragraph-rsid="00156787" style:font-size-asian="16pt" style:font-size-complex="16pt"/>
    </style:style>
    <style:style style:name="P5" style:family="paragraph" style:parent-style-name="Standard">
      <style:text-properties fo:font-size="16pt" officeooo:rsid="000a7385" officeooo:paragraph-rsid="000a7385" style:font-size-asian="16pt" style:font-size-complex="16pt"/>
    </style:style>
    <style:style style:name="P6" style:family="paragraph" style:parent-style-name="Standard">
      <style:text-properties fo:font-size="16pt" officeooo:rsid="000add37" officeooo:paragraph-rsid="000add37" style:font-size-asian="16pt" style:font-size-complex="16pt"/>
    </style:style>
    <style:style style:name="P7" style:family="paragraph" style:parent-style-name="Standard">
      <style:text-properties fo:font-size="16pt" officeooo:rsid="00156787" officeooo:paragraph-rsid="00156787" style:font-size-asian="16pt" style:font-size-complex="16pt"/>
    </style:style>
    <style:style style:name="P8" style:family="paragraph" style:parent-style-name="Standard">
      <style:text-properties fo:font-size="16pt" style:text-underline-style="solid" style:text-underline-type="double" style:text-underline-width="auto" style:text-underline-color="font-color" officeooo:rsid="00078890" officeooo:paragraph-rsid="00078890" style:font-size-asian="16pt" style:font-size-complex="16pt"/>
    </style:style>
    <style:style style:name="P9" style:family="paragraph" style:parent-style-name="Standard">
      <style:paragraph-properties fo:break-before="page"/>
      <style:text-properties fo:font-size="16pt" officeooo:rsid="00078890" officeooo:paragraph-rsid="00078890" style:font-size-asian="16pt" style:font-size-complex="16pt"/>
    </style:style>
    <style:style style:name="P10" style:family="paragraph" style:parent-style-name="Standard">
      <style:paragraph-properties fo:break-before="page"/>
      <style:text-properties fo:font-size="16pt" officeooo:rsid="00156787" officeooo:paragraph-rsid="00156787" style:font-size-asian="16pt" style:font-size-complex="16pt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officeooo:rsid="00156787" officeooo:paragraph-rsid="00156787" style:font-size-asian="16pt" style:font-size-complex="16pt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officeooo:rsid="00078890" officeooo:paragraph-rsid="00078890" style:font-size-asian="16pt" style:font-size-complex="16pt"/>
    </style:style>
    <style:style style:name="T1" style:family="text">
      <style:text-properties officeooo:rsid="000977e7"/>
    </style:style>
    <style:style style:name="T2" style:family="text">
      <style:text-properties officeooo:rsid="000fe37e"/>
    </style:style>
    <style:style style:name="T3" style:family="text">
      <style:text-properties officeooo:rsid="00131a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øyne din kodekvalitet med statisk typing og hissig linting</text:p>
      <text:p text:style-name="P1"/>
      <text:p text:style-name="P1">---</text:p>
      <text:p text:style-name="P1"/>
      <text:p text:style-name="P1">### Kodekvalitet - Hvem bryr seg egentlig?</text:p>
      <text:p text:style-name="P1"/>
      <text:p text:style-name="P1">ikke mora di</text:p>
      <text:p text:style-name="P1">ikke kjæresten din</text:p>
      <text:p text:style-name="P1">ikke kollegene dine - egentlig</text:p>
      <text:p text:style-name="P1">ikke du?</text:p>
      <text:p text:style-name="P1"/>
      <text:p text:style-name="P1"><text:s text:c="4"/>- trenger hjelp - parprogrammering</text:p>
      <text:p text:style-name="P1"><text:s text:c="4"/>- andre bidrag - roter i koden DIN?</text:p>
      <text:p text:style-name="P1"><text:s text:c="4"/>- jobb-bytte - andre må overta - ganske allright at koden er skrevet på måte som gjør den lett å sette seg inn i</text:p>
      <text:p text:style-name="P1"/>
      <text:p text:style-name="P1"><text:s/>Ettermæle</text:p>
      <text:p text:style-name="P1"/>
      <text:p text:style-name="P1">---</text:p>
      <text:p text:style-name="P1"/>
      <text:p text:style-name="P1">### JavaScript</text:p>
      <text:p text:style-name="P8"/>
      <text:p text:style-name="P1">note:</text:p>
      <text:p text:style-name="P1"/>
      <text:p text:style-name="P1">Og så er det noe med historien til javascript / EcmaScript</text:p>
      <text:p text:style-name="P1">* flere som koder i basen</text:p>
      <text:p text:style-name="P1">* løser mange flere oppgaver nå enn for 20 år siden</text:p>
      <text:p text:style-name="P1">* global.js &lt; 500 l. kode</text:p>
      <text:p text:style-name="P1">* Moderne applikasjon &gt; <text:s/>10 000 l. kode javascript</text:p>
      <text:p text:style-name="P1">* vokser og vokser og vokser</text:p>
      <text:p text:style-name="P1"/>
      <text:p text:style-name="P1">---</text:p>
      <text:p text:style-name="P1"/>
      <text:p text:style-name="P1">---</text:p>
      <text:p text:style-name="P1"/>
      <text:p text:style-name="P1">Note: <text:s/>ender opp i spaghettikode - men <text:s/>hva noen enkle teknikker kan det vente en belønning i andre enden</text:p>
      <text:p text:style-name="P1"/>
      <text:p text:style-name="P1">---</text:p>
      <text:p text:style-name="P1"><text:soft-page-break/></text:p>
      <text:p text:style-name="P1">----</text:p>
      <text:p text:style-name="P1"/>
      <text:p text:style-name="P1">_Oxford Dictionary_</text:p>
      <text:p text:style-name="P1"/>
      <text:p text:style-name="P1">note:</text:p>
      <text:p text:style-name="P1">Korte fine fibre som adskilles fra tøystykke <text:s/>under bearbeiding.</text:p>
      <text:p text:style-name="P1"/>
      <text:p text:style-name="P1">----</text:p>
      <text:p text:style-name="P1"/>
      <text:p text:style-name="P1"># LO</text:p>
      <text:p text:style-name="P1"/>
      <text:p text:style-name="P1">----</text:p>
      <text:p text:style-name="P1"/>
      <text:p text:style-name="P1">_Statisk analyse av kildekode for å detektere brudd på definerte regler_</text:p>
      <text:p text:style-name="P1"/>
      <text:p text:style-name="P1">Note: Et verktøy utviklet av Stephen C. Johnson hos Bell Labs for sjekk a<text:span text:style-name="T1">­</text:span>v C-kode.</text:p>
      <text:p text:style-name="P1">Senere inngikk dette som del av Unix operating system - 1979</text:p>
      <text:p text:style-name="P1"/>
      <text:p text:style-name="P1">----</text:p>
      <text:p text:style-name="P1"/>
      <text:p text:style-name="P1">#### Linting i JavaScript</text:p>
      <text:p text:style-name="P1"/>
      <text:p text:style-name="P1">Note: </text:p>
      <text:p text:style-name="P1">JSLINT <text:s/>Først og fremst online verktøy ibrowser. nå også som cli </text:p>
      <text:p text:style-name="P1">JSHINT <text:s/>A command-line version of JSHint, distributed as a Node.js module,</text:p>
      <text:p text:style-name="P1"><text:s text:c="8"/>makes it possible to automate one's linting process and integrate JSHint into a project's development workflow.</text:p>
      <text:p text:style-name="P1">ESLINT <text:s/>(industristandard). Angir i config hvilke ES-versjon man bruker</text:p>
      <text:p text:style-name="P1">TSLINT <text:s/>bygger på ESLINT men tilpasset typescript</text:p>
      <text:p text:style-name="P1"/>
      <text:p text:style-name="P1"/>
      <text:p text:style-name="P9">----</text:p>
      <text:p text:style-name="P1"/>
      <text:p text:style-name="P1">#### Bli kvitt rusket i din kode</text:p>
      <text:p text:style-name="P1"/>
      <text:p text:style-name="P2">note: </text:p>
      <text:p text:style-name="P5">* Sett opp lint klient og sjekk koden</text:p>
      <text:p text:style-name="P2">* Eller som del av bygget</text:p>
      <text:p text:style-name="P1"/>
      <text:p text:style-name="P1">----</text:p>
      <text:p text:style-name="P1"/>
      <text:p text:style-name="P6"><text:s/>_--init_ <text:s/>generer <text:s/>_.eslintrc.js_-fil for deg</text:p>
      <text:p text:style-name="P1"/>
      <text:p text:style-name="P1">----</text:p>
      <text:p text:style-name="P1"/>
      <text:p text:style-name="P1">Eller lage din egen fra scratch</text:p>
      <text:p text:style-name="P1"/>
      <text:p text:style-name="P1">note:</text:p>
      <text:p text:style-name="P1"/>
      <text:p text:style-name="P1">*eslint:recomended - fast anbefalt regelsett som kommer med eslint</text:p>
      <text:p text:style-name="P1"/>
      <text:p text:style-name="P1">HVIS SPM:</text:p>
      <text:p text:style-name="P1">*linebreak; style</text:p>
      <text:p text:style-name="P1"><text:s text:c="4"/>"unix" (default) enforces the usage of Unix line endings: \n for LF.</text:p>
      <text:p text:style-name="P1"><text:s text:c="4"/>"windows" enforces the usage of Windows line endings: \r\n for CRLF.</text:p>
      <text:p text:style-name="P1"/>
      <text:p text:style-name="P1">----</text:p>
      <text:p text:style-name="P1"/>
      <text:p text:style-name="P1"/>
      <text:p text:style-name="P1"/>
      <text:p text:style-name="P9">## Strategi</text:p>
      <text:p text:style-name="P1"/>
      <text:p text:style-name="P1">note:</text:p>
      <text:p text:style-name="P1">* <text:span text:style-name="T2">A</text:span>nbefaler en av standardende fra eslint init.</text:p>
      <text:p text:style-name="P3">* Start med en gang</text:p>
      <text:p text:style-name="P3"><text:tab/>** mindre smertefult å følge de, til tider strenge reglene</text:p>
      <text:p text:style-name="P1">* Alternatvit å bruke estlints til å detektere regelbrudd og prettier til kodeformat</text:p>
      <text:p text:style-name="P1">* Override med rules tilpasset egen kode</text:p>
      <text:p text:style-name="P1">* Begynn i det små og legg til gradvis sterker og sterke regler</text:p>
      <text:p text:style-name="P1"/>
      <text:p text:style-name="P1">Prettier</text:p>
      <text:p text:style-name="P1"><text:s text:c="4"/>sta kodeformater</text:p>
      <text:p text:style-name="P1"><text:s text:c="4"/>omformaterer koden ON-THE-RUN</text:p>
      <text:p text:style-name="P1"/>
      <text:p text:style-name="P1">Airbnb</text:p>
      <text:p text:style-name="P1"><text:s text:c="4"/>både STIL og FEIL i koden. Kan være tungt å svelge </text:p>
      <text:p text:style-name="P1"/>
      <text:p text:style-name="P1">----</text:p>
      <text:p text:style-name="P1"/>
      <text:p text:style-name="P1"># JavaScript / EcmaScript</text:p>
      <text:p text:style-name="P1"><text:s/>Syntaks - Sukker - Sirup</text:p>
      <text:p text:style-name="P1"/>
      <text:p text:style-name="P1">Note:</text:p>
      <text:p text:style-name="P1">Vi skal nå se på statisk typing , men først litt om hvorr behovet kommer fra</text:p>
      <text:p text:style-name="P1"/>
      <text:p text:style-name="P1">* JS ikke skrevet for å lage store single-page applikasjoner.</text:p>
      <text:p text:style-name="P1">* Store endringer siden V1</text:p>
      <text:p text:style-name="P1">* Fortsatt grunnleggende egenskaper &gt; <text:s/>vanskelig å strukturere og organisere </text:p>
      <text:p text:style-name="P1">* Ikke alle trives med JS Syntaks jfr standard, <text:s/>(slik det støttes av nettleseren)</text:p>
      <text:p text:style-name="P1">* Et mylder av ulike språk som kan kompileres ned til JavaScript slik at det kan nyttes i nettlesern</text:p>
      <text:p text:style-name="P1"/>
      <text:p text:style-name="P1">----</text:p>
      <text:p text:style-name="P1"/>
      <text:p text:style-name="P1"/>
      <text:p text:style-name="P9"/>
      <text:p text:style-name="P1">Note: </text:p>
      <text:p text:style-name="P1"/>
      <text:p text:style-name="P1">* Effektivisere arbeidshverdagen </text:p>
      <text:p text:style-name="P1">* Uttrykke seg mer konsist,</text:p>
      <text:p text:style-name="P1"><text:s text:c="2"/>** forståelig</text:p>
      <text:p text:style-name="P1"><text:s text:c="2"/>** bygge strukturen i koden etter eget hjerte</text:p>
      <text:p text:style-name="P1">* MEN uttrykker ingen ting MED enn JS</text:p>
      <text:p text:style-name="P1">* kompileres <text:s/>til JS som igjen tolkes av nettleseren</text:p>
      <text:p text:style-name="P1"/>
      <text:p text:style-name="P1"/>
      <text:p text:style-name="P1">----</text:p>
      <text:p text:style-name="P1"/>
      <text:p text:style-name="P1">## Statisk vs dynamisk</text:p>
      <text:p text:style-name="P1"/>
      <text:p text:style-name="P1">note:</text:p>
      <text:p text:style-name="P1"># <text:span text:style-name="T3">Vi ser h</text:span>ovedforskjeller mellom statis og dynamiske språk</text:p>
      <text:p text:style-name="P1"/>
      <text:p text:style-name="P1"># Fordeler ved DYNAMISK </text:p>
      <text:p text:style-name="P1"/>
      <text:p text:style-name="P1">* Mer konsist / mindre verbost</text:p>
      <text:p text:style-name="P1">* Slipper å vente på kompilering</text:p>
      <text:p text:style-name="P1"><text:s text:c="2"/>** rett i interpreter</text:p>
      <text:p text:style-name="P1"><text:s text:c="2"/>** umiddelbar feedback til utvikler</text:p>
      <text:p text:style-name="P1">* Slipper å bruke tid på å uttrykke seg korrekt - mer fleksibilitet</text:p>
      <text:p text:style-name="P1">* Slipper å refaktorisere hele kodebasen ved typeendringer</text:p>
      <text:p text:style-name="P1"><text:s text:c="2"/>** Men må bruke tid på testing istede</text:p>
      <text:p text:style-name="P1"/>
      <text:p text:style-name="P1">----</text:p>
      <text:p text:style-name="P1"/>
      <text:p text:style-name="P9"/>
      <text:p text:style-name="P1">## Fordeler med statisk typede språk</text:p>
      <text:p text:style-name="P1"/>
      <text:p text:style-name="P1">Note:</text:p>
      <text:p text:style-name="P1"/>
      <text:p text:style-name="P1">#hvorfor ønsker vi å tilføre kompleksistet til språket ved statisk typing</text:p>
      <text:p text:style-name="P1"/>
      <text:p text:style-name="P7">skal se på </text:p>
      <text:p text:style-name="P1"><text:s/>** 2 ulike tilnærminger til statisk typing</text:p>
      <text:p text:style-name="P1"><text:s/>** gevinsten ved å gjøre dette</text:p>
      <text:p text:style-name="P1"/>
      <text:p text:style-name="P1">---</text:p>
      <text:p text:style-name="P1"/>
      <text:p text:style-name="P11">FLOW</text:p>
      <text:p text:style-name="P1"/>
      <text:p text:style-name="P1">note:</text:p>
      <text:p text:style-name="P1">* Henter ut fordeler uten å miste følelsen av javascript</text:p>
      <text:p text:style-name="P1">* Ligger som et lag ovenpå JS </text:p>
      <text:p text:style-name="P1">* Kjøres i bakgrunnen (-watch) eller IDE i tillegg til som del av byggget</text:p>
      <text:p text:style-name="P1">* Sofistikert programanlyse innenfor kjente idiomer</text:p>
      <text:p text:style-name="P1">* IKKE EN KOMPILATER MEN EN SJEKKER</text:p>
      <text:p text:style-name="P12"/>
      <text:p text:style-name="P1"/>
      <text:p text:style-name="P1"/>
      <text:p text:style-name="P1">### Type utledning</text:p>
      <text:p text:style-name="P1"/>
      <text:p text:style-name="P1">### Type annotasjon </text:p>
      <text:p text:style-name="P1"/>
      <text:p text:style-name="P4">note: </text:p>
      <text:p text:style-name="P4">i noen tilfeller ønsker man å spesifisere typene for å garantere oppførsel til funksjonen</text:p>
      <text:p text:style-name="P12"/>
      <text:p text:style-name="P1"/>
      <text:p text:style-name="P1">note: sier naturligvis i fra om begge tilfellene</text:p>
      <text:p text:style-name="P1"/>
      <text:p text:style-name="P1">----</text:p>
      <text:p text:style-name="P1"/>
      <text:p text:style-name="P1"/>
      <text:p text:style-name="P9"/>
      <text:p text:style-name="P1">### <text:s/>non-nullable</text:p>
      <text:p text:style-name="P1"/>
      <text:p text:style-name="P1">note: sjekkeren gir feilmelding når man forsøker å bruke en verdi som kan være null</text:p>
      <text:p text:style-name="P1"/>
      <text:p text:style-name="P1">----</text:p>
      <text:p text:style-name="P1"/>
      <text:p text:style-name="P1">#### Sunnhet</text:p>
      <text:p text:style-name="P1"/>
      <text:p text:style-name="P1">note: sjekker alle mulige gyldige verdier og utleder mulige utfall</text:p>
      <text:p text:style-name="P1"/>
      <text:p text:style-name="P1"/>
      <text:p text:style-name="P1">----</text:p>
      <text:p text:style-name="P1"/>
      <text:p text:style-name="P1">----</text:p>
      <text:p text:style-name="P1"/>
      <text:p text:style-name="P1">#### Babelify</text:p>
      <text:p text:style-name="P1"/>
      <text:p text:style-name="P1">#### OG kjør!</text:p>
      <text:p text:style-name="P1"/>
      <text:p text:style-name="P1">----</text:p>
      <text:p text:style-name="P1"/>
      <text:p text:style-name="P1"/>
      <text:p text:style-name="P1">#### .flowconfig</text:p>
      <text:p text:style-name="P1"/>
      <text:p text:style-name="P7"/>
      <text:p text:style-name="P10">## TYPESCRIPT</text:p>
      <text:p text:style-name="P1"/>
      <text:p text:style-name="P1">note:</text:p>
      <text:p text:style-name="P1"/>
      <text:p text:style-name="P1">* Baserer seg på ES6 (men videreutvikles mot ES7/8)</text:p>
      <text:p text:style-name="P1">* Basserer seg på <text:s/>annotasjoner i koden - men har også innebygget utleding (_inference_)</text:p>
      <text:p text:style-name="P1">* kompileres (babelify/webpack) for å sjekke koden og fjerne annotasjonene </text:p>
      <text:p text:style-name="P1"/>
      <text:p text:style-name="P1"/>
      <text:p text:style-name="P1">Sentral forskjell mellom TS og Flow.</text:p>
      <text:p text:style-name="P1">* flow-kode må fjernes annotasjonen (av feks Babel)</text:p>
      <text:p text:style-name="P1">* TypeScript, derimot, er et språk</text:p>
      <text:p text:style-name="P1"><text:s text:c="2"/>** implementerer både en type-sjekker og en trasnspiler som spytter ut</text:p>
      <text:p text:style-name="P1"><text:s text:c="2"/>kjørbar javascript.</text:p>
      <text:p text:style-name="P1"/>
      <text:p text:style-name="P1">----</text:p>
      <text:p text:style-name="P1"/>
      <text:p text:style-name="P1">### Utleding &amp; annotasjoner </text:p>
      <text:p text:style-name="P1"/>
      <text:p text:style-name="P1"/>
      <text:p text:style-name="P1">----</text:p>
      <text:p text:style-name="P1"/>
      <text:p text:style-name="P1">### Typer</text:p>
      <text:p text:style-name="P1"/>
      <text:p text:style-name="P1">----</text:p>
      <text:p text:style-name="P1"/>
      <text:p text:style-name="P1">### Komme igang</text:p>
      <text:p text:style-name="P1"/>
      <text:p text:style-name="P1">note: ekstremt lett å komme i gang</text:p>
      <text:p text:style-name="P1">objektorientering i ryggmargen - mye java</text:p>
      <text:p text:style-name="P1"/>
      <text:p text:style-name="P1">----</text:p>
      <text:p text:style-name="P1"/>
      <text:p text:style-name="P1">hellovoid.ts</text:p>
      <text:p text:style-name="P1"/>
      <text:p text:style-name="P1"/>
      <text:p text:style-name="P1">```javascript</text:p>
      <text:p text:style-name="P1"><text:soft-page-break/>note: også veldig god innebygget støtte i Vistual Studio Code</text:p>
      <text:p text:style-name="P1"/>
      <text:p text:style-name="P1">----</text:p>
      <text:p text:style-name="P1"/>
      <text:p text:style-name="P1">.tsconfig.json</text:p>
      <text:p text:style-name="P1"/>
      <text:p text:style-name="P1">note: HVIS SPØRSMÅL</text:p>
      <text:p text:style-name="P1"/>
      <text:p text:style-name="P1">module: pecify module code generation: "None", "CommonJS", "AMD", "System", "UMD", "ES6", "ES2015" or "ESNext".</text:p>
      <text:p text:style-name="P1">► Only "AMD" and "System" can be used in conjunction with --outFile.</text:p>
      <text:p text:style-name="P1">► "ES6" and "ES2015" values may be used when targeting "ES5" or lower.</text:p>
      <text:p text:style-name="P1"/>
      <text:p text:style-name="P1">noImplicitAny:<text:tab/>Raise error on expressions and declarations with an implied any type.</text:p>
      <text:p text:style-name="P1"/>
      <text:p text:style-name="P1">reoveComments Remove all comments except copy-right header comments beginning with /*!</text:p>
      <text:p text:style-name="P1"/>
      <text:p text:style-name="P1">preserveConstEnums: Do not erase const enum declarations in generated code. See const enums documentation for more details.</text:p>
      <text:p text:style-name="P1">....</text:p>
      <text:p text:style-name="P1"/>
      <text:p text:style-name="P1">----</text:p>
      <text:p text:style-name="P1"/>
      <text:p text:style-name="P1"/>
      <text:p text:style-name="P9">### Stram til løkka</text:p>
      <text:p text:style-name="P1"/>
      <text:p text:style-name="P1">note:</text:p>
      <text:p text:style-name="P1"/>
      <text:p text:style-name="P1">strictNullChecks flag fixes this: when you declare a variable, it doesn’t automatically include null or undefined. You can include them explicitly using a union type:</text:p>
      <text:p text:style-name="P1"/>
      <text:p text:style-name="P1">noImplicitAny: <text:s/>Raise error on expressions and declarations with an implied any type.</text:p>
      <text:p text:style-name="P1"/>
      <text:p text:style-name="P1">alwaysStrict: <text:s text:c="2"/>"use strict"</text:p>
      <text:p text:style-name="P1"/>
      <text:p text:style-name="P1">allowJs : tillate .js-filer å kjøre (som js)</text:p>
      <text:p text:style-name="P1"/>
      <text:p text:style-name="P1">--strict: Enable all strict type checking options. </text:p>
      <text:p text:style-name="P1">Enabling --strict enables --noImplicitAny, --noImplicitThis, --alwaysStrict, --strictNullChecks and --strictFunctionTyp</text:p>
      <text:p text:style-name="P1"/>
      <text:p text:style-name="P1">---</text:p>
      <text:p text:style-name="P1"/>
      <text:p text:style-name="P1">### Flow vs TypeScript</text:p>
      <text:p text:style-name="P1"/>
      <text:p text:style-name="P1">note: Angular &gt; TypeScript (java bakgrunn)</text:p>
      <text:p text:style-name="P1">React &gt; Flow</text:p>
      <text:p text:style-name="P1"/>
      <text:p text:style-name="P1">----</text:p>
      <text:p text:style-name="P1"/>
      <text:p text:style-name="P1">### Andre statisk typede språk</text:p>
      <text:p text:style-name="P1"/>
      <text:p text:style-name="P1">note: lang liste - bare å velge og vrakte til sitt formål</text:p>
      <text:p text:style-name="P1"/>
      <text:p text:style-name="P1">---</text:p>
      <text:p text:style-name="P1"/>
      <text:p text:style-name="P1"/>
      <text:p text:style-name="P9">### Blir koden bedre?</text:p>
      <text:p text:style-name="P1"/>
      <text:p text:style-name="P1">note:</text:p>
      <text:p text:style-name="P1">* Gjenkjennelig stil</text:p>
      <text:p text:style-name="P1">* Sunnhet: FLOW kan sjekke returverdier</text:p>
      <text:p text:style-name="P1">* Feil ved brudd på interface/klasse-deklarasjon</text:p>
      <text:p text:style-name="P1">* Definerer domene-objekter (må ikke overhodes fra backend)</text:p>
      <text:p text:style-name="P1">* Slipper unæødvendige "er felt tilstede" sjekker</text:p>
      <text:p text:style-name="P1"/>
      <text:p text:style-name="P1"/>
      <text:p text:style-name="P1">---</text:p>
      <text:p text:style-name="P1"/>
      <text:p text:style-name="P1">note:</text:p>
      <text:p text:style-name="P1">* KISS</text:p>
      <text:p text:style-name="P1">* strukturer koden din</text:p>
      <text:p text:style-name="P1">* vær nøye</text:p>
      <text:p text:style-name="P1">* vis arbeidsstoltet</text:p>
      <text:p text:style-name="P1">* husk at det er andre som skal jobbe videre på koden når du har reist</text:p>
      <text:p text:style-name="P1">* gled deg til jul</text:p>
      <text:p text:style-name="P1"/>
      <text:p text:style-name="P1">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1:36:11.977520271</meta:creation-date>
    <dc:date>2017-11-29T22:09:51.682345456</dc:date>
    <meta:editing-duration>PT13M15S</meta:editing-duration>
    <meta:editing-cycles>8</meta:editing-cycles>
    <meta:generator>LibreOffice/5.1.6.2$Linux_X86_64 LibreOffice_project/10m0$Build-2</meta:generator>
    <meta:print-date>2017-11-29T22:12:11.934862908</meta:print-date>
    <meta:document-statistic meta:table-count="0" meta:image-count="0" meta:object-count="0" meta:page-count="11" meta:paragraph-count="198" meta:word-count="1126" meta:character-count="6696" meta:non-whitespace-character-count="5684"/>
  </office:meta>
</office:document-meta>
</file>